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2" draw:style-name="a380" draw:master-page-name="Master1-Layout2-obj-Title-and-Content" presentation:presentation-page-layout-name="Master1-PPL2">
        <draw:frame draw:id="id63" presentation:style-name="a38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4" presentation:style-name="a397" draw:name="Content Placeholder 2" svg:x="0.91667in" svg:y="1.99653in" svg:width="11.5in" svg:height="4.75868in" presentation:class="outline" presentation:placeholder="false">
          <draw:text-box>
            <text:list text:style-name="a396">
              <text:list-item>
                <text:p text:style-name="a395" text:class-names="" text:cond-style-name=""><text:span text:style-name="a382" text:class-names="">We provide support for the following<text:s text:c="1"/></text:span><text:span text:style-name="a383" text:class-names="">products:<text:s text:c="1"/></text:span><text:span text:style-name="a384" text:class-names="">&lt;&lt;</text:span><text:span text:style-name="a385" text:class-names="">foreach</text:span><text:span text:style-name="a386" text:class-names=""><text:s text:c="1"/>[</text:span><text:span text:style-name="a387" text:class-names="">in<text:s text:c="1"/></text:span><text:span text:style-name="a388" text:class-names="">product]&gt;&gt;&lt;&lt;[</text:span><text:span text:style-name="a389" text:class-names="">IndexOf</text:span><text:span text:style-name="a390" text:class-names="">() != 0 ? “, ” :<text:s text:c="1"/></text:span><text:span text:style-name="a391" text:class-names="">“”]&gt;&gt;&lt;&lt;[ProductName</text:span><text:span text:style-name="a392" text:class-names="">]&gt;&gt;&lt;&lt;/foreach</text:span><text:span text:style-name="a393" text:class-names="">&gt;&gt;</text:span><text:span text:style-name="a39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1.12.201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1.12.201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1.12.201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1.12.201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1.12.201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1.12.201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1.12.201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1.12.201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1.12.201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1.12.201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1.12.201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1.12.201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Иван</meta:initial-creator>
    <dc:creator>USMAN</dc:creator>
    <meta:creation-date>2015-10-26T13:44:02Z</meta:creation-date>
    <dc:date>2015-12-14T06:28:09Z</dc:date>
    <meta:editing-cycles>4</meta:editing-cycles>
    <meta:editing-duration>PT3S</meta:editing-duration>
    <meta:document-statistic meta:paragraph-count="1" meta:word-count="27"/>
  </office:meta>
</office:document-meta>
</file>